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4" draw:layer="layout" svg:width="4cm" svg:height="3cm" svg:x="4cm" svg:y="1.5cm">
          <text:p text:style-name="P1">apps</text:p>
        </draw:rect>
        <draw:rect draw:style-name="gr1" draw:text-style-name="P2" draw:id="id7" draw:layer="layout" svg:width="4cm" svg:height="3cm" svg:x="8cm" svg:y="25cm">
          <text:p text:style-name="P1">layouts</text:p>
        </draw:rect>
        <draw:rect draw:style-name="gr1" draw:text-style-name="P2" draw:id="id3" draw:layer="layout" svg:width="4cm" svg:height="3cm" svg:x="4cm" svg:y="6.5cm">
          <text:p text:style-name="P1">logins</text:p>
        </draw:rect>
        <draw:rect draw:style-name="gr1" draw:text-style-name="P2" draw:id="id5" draw:layer="layout" svg:width="4cm" svg:height="3cm" svg:x="15cm" svg:y="6.5cm">
          <text:p text:style-name="P1">users</text:p>
        </draw:rect>
        <draw:rect draw:style-name="gr1" draw:text-style-name="P2" draw:id="id6" draw:layer="layout" svg:width="4cm" svg:height="3cm" svg:x="15cm" svg:y="13cm">
          <text:p text:style-name="P1">themes</text:p>
        </draw:rect>
        <draw:rect draw:style-name="gr1" draw:text-style-name="P2" draw:id="id1" draw:layer="layout" svg:width="4cm" svg:height="3cm" svg:x="4cm" svg:y="13cm">
          <text:p text:style-name="P1">preferences</text:p>
        </draw:rect>
        <draw:rect draw:style-name="gr1" draw:text-style-name="P2" draw:id="id8" draw:layer="layout" svg:width="4cm" svg:height="3cm" svg:x="15cm" svg:y="21.5cm">
          <text:p text:style-name="P1">page_types</text:p>
        </draw:rect>
        <draw:rect draw:style-name="gr1" draw:text-style-name="P2" draw:id="id2" draw:layer="layout" svg:width="4cm" svg:height="3cm" svg:x="8cm" svg:y="19cm">
          <text:p text:style-name="P1">pages</text:p>
        </draw:rect>
        <draw:connector draw:style-name="gr2" draw:text-style-name="P2" draw:layer="layout" draw:line-skew="0.5cm" svg:x1="6cm" svg:y1="16cm" svg:x2="10cm" svg:y2="19cm" draw:start-shape="id1" draw:end-shape="id2" draw:end-glue-point="0">
          <text:p text:style-name="P3"/>
        </draw:connector>
        <draw:connector draw:style-name="gr2" draw:text-style-name="P2" draw:layer="layout" draw:line-skew="-1.5cm" svg:x1="4cm" svg:y1="8cm" svg:x2="8cm" svg:y2="20.5cm" draw:start-shape="id3" draw:start-glue-point="3" draw:end-shape="id2">
          <text:p text:style-name="P3"/>
        </draw:connector>
        <draw:connector draw:style-name="gr2" draw:text-style-name="P2" draw:layer="layout" svg:x1="6cm" svg:y1="6.5cm" svg:x2="6cm" svg:y2="4.5cm" draw:start-shape="id3" draw:start-glue-point="0" draw:end-shape="id4">
          <text:p text:style-name="P3"/>
        </draw:connector>
        <draw:connector draw:style-name="gr2" draw:text-style-name="P2" draw:layer="layout" svg:x1="8cm" svg:y1="8cm" svg:x2="15cm" svg:y2="8cm" draw:start-shape="id3" draw:end-shape="id5">
          <text:p text:style-name="P3"/>
        </draw:connector>
        <draw:connector draw:style-name="gr2" draw:text-style-name="P2" draw:layer="layout" svg:x1="6cm" svg:y1="9.5cm" svg:x2="6cm" svg:y2="13cm" draw:start-shape="id3" draw:start-glue-point="2" draw:end-shape="id1">
          <text:p text:style-name="P3"/>
        </draw:connector>
        <draw:connector draw:style-name="gr2" draw:text-style-name="P2" draw:layer="layout" svg:x1="8cm" svg:y1="14.5cm" svg:x2="15cm" svg:y2="14.5cm" draw:start-shape="id1" draw:start-glue-point="1" draw:end-shape="id6">
          <text:p text:style-name="P3"/>
        </draw:connector>
        <draw:connector draw:style-name="gr2" draw:text-style-name="P2" draw:layer="layout" svg:x1="10cm" svg:y1="22cm" svg:x2="10cm" svg:y2="25cm" draw:start-shape="id2" draw:start-glue-point="2" draw:end-shape="id7">
          <text:p text:style-name="P3"/>
        </draw:connector>
        <draw:connector draw:style-name="gr2" draw:text-style-name="P2" draw:layer="layout" svg:x1="12cm" svg:y1="20.5cm" svg:x2="17cm" svg:y2="21.5cm" draw:start-shape="id2" draw:start-glue-point="1" draw:end-shape="id8" draw:end-glue-point="0">
          <text:p text:style-name="P3"/>
        </draw:connector>
        <draw:frame draw:style-name="gr3" draw:layer="layout" svg:width="0.748cm" svg:height="0.963cm" svg:x="5.252cm" svg:y="5.537cm">
          <draw:text-box>
            <text:p text:style-name="P3">*</text:p>
          </draw:text-box>
        </draw:frame>
        <draw:frame draw:style-name="gr3" draw:layer="layout" svg:width="0.748cm" svg:height="0.963cm" svg:x="5.252cm" svg:y="5.538cm">
          <draw:text-box>
            <text:p text:style-name="P3">*</text:p>
          </draw:text-box>
        </draw:frame>
        <draw:frame draw:style-name="gr3" draw:layer="layout" svg:width="4.227cm" svg:height="0.963cm" svg:x="6.273cm" svg:y="5.037cm">
          <draw:text-box>
            <text:p text:style-name="P3">logins.app_id</text:p>
          </draw:text-box>
        </draw:frame>
        <draw:frame draw:style-name="gr3" draw:layer="layout" svg:width="0.853cm" svg:height="0.963cm" svg:x="8cm" svg:y="7.037cm">
          <draw:text-box>
            <text:p text:style-name="P3">1</text:p>
          </draw:text-box>
        </draw:frame>
        <draw:frame draw:style-name="gr3" draw:layer="layout" svg:width="0.853cm" svg:height="0.963cm" svg:x="14.147cm" svg:y="7cm">
          <draw:text-box>
            <text:p text:style-name="P3">1</text:p>
          </draw:text-box>
        </draw:frame>
        <draw:frame draw:style-name="gr4" draw:text-style-name="P3" draw:layer="layout" svg:width="4.5cm" svg:height="0.963cm" svg:x="9.5cm" svg:y="8cm">
          <draw:text-box>
            <text:p text:style-name="P3">logins.user_id</text:p>
          </draw:text-box>
        </draw:frame>
        <draw:frame draw:style-name="gr3" draw:layer="layout" svg:width="0.748cm" svg:height="0.963cm" svg:x="3.252cm" svg:y="7cm">
          <draw:text-box>
            <text:p text:style-name="P3">*</text:p>
          </draw:text-box>
        </draw:frame>
        <draw:frame draw:style-name="gr3" draw:layer="layout" svg:width="6.903cm" svg:height="0.963cm" svg:x="1.097cm" svg:y="20.537cm">
          <draw:text-box>
            <text:p text:style-name="P3">logins.current_page_id</text:p>
          </draw:text-box>
        </draw:frame>
        <draw:frame draw:style-name="gr3" draw:layer="layout" svg:width="8.313cm" svg:height="0.963cm" svg:x="6cm" svg:y="10.537cm">
          <draw:text-box>
            <text:p text:style-name="P3">preferences.configurable_id</text:p>
          </draw:text-box>
        </draw:frame>
        <draw:frame draw:style-name="gr3" draw:layer="layout" svg:width="0.853cm" svg:height="0.963cm" svg:x="5cm" svg:y="9.537cm">
          <draw:text-box>
            <text:p text:style-name="P3">1</text:p>
          </draw:text-box>
        </draw:frame>
        <draw:frame draw:style-name="gr3" draw:layer="layout" svg:width="0.853cm" svg:height="0.963cm" svg:x="5cm" svg:y="12cm">
          <draw:text-box>
            <text:p text:style-name="P3">1</text:p>
          </draw:text-box>
        </draw:frame>
        <draw:frame draw:style-name="gr3" draw:layer="layout" svg:width="0.748cm" svg:height="0.963cm" svg:x="8cm" svg:y="13.5cm">
          <draw:text-box>
            <text:p text:style-name="P3">*</text:p>
          </draw:text-box>
        </draw:frame>
        <draw:frame draw:style-name="gr3" draw:layer="layout" svg:width="6.628cm" svg:height="0.963cm" svg:x="8cm" svg:y="14.5cm">
          <draw:text-box>
            <text:p text:style-name="P3">preferences.theme_id</text:p>
          </draw:text-box>
        </draw:frame>
        <draw:frame draw:style-name="gr3" draw:layer="layout" svg:width="13.346cm" svg:height="0.963cm" svg:x="6.154cm" svg:y="17.037cm">
          <draw:text-box>
            <text:p text:style-name="P3">preferences.xml (load_pages, selected_page)</text:p>
          </draw:text-box>
        </draw:frame>
        <draw:frame draw:style-name="gr3" draw:layer="layout" svg:width="6.192cm" svg:height="0.963cm" svg:x="12.308cm" svg:y="19.537cm">
          <draw:text-box>
            <text:p text:style-name="P3">pages.page_type_id</text:p>
          </draw:text-box>
        </draw:frame>
        <draw:frame draw:style-name="gr3" draw:layer="layout" svg:width="4.926cm" svg:height="0.963cm" svg:x="5cm" svg:y="23cm">
          <draw:text-box>
            <text:p text:style-name="P3">pages.layout_id</text:p>
          </draw:text-box>
        </draw:frame>
        <draw:frame draw:style-name="gr3" draw:layer="layout" svg:width="0.748cm" svg:height="0.963cm" svg:x="10cm" svg:y="22.037cm">
          <draw:text-box>
            <text:p text:style-name="P3">*</text:p>
          </draw:text-box>
        </draw:frame>
        <draw:frame draw:style-name="gr3" draw:layer="layout" svg:width="0.748cm" svg:height="0.963cm" svg:x="10cm" svg:y="18cm">
          <draw:text-box>
            <text:p text:style-name="P3">*</text:p>
          </draw:text-box>
        </draw:frame>
        <draw:frame draw:style-name="gr3" draw:layer="layout" svg:width="0.748cm" svg:height="0.963cm" svg:x="12cm" svg:y="20.5cm">
          <draw:text-box>
            <text:p text:style-name="P3"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creator>Ivan Moore</dc:creator>
    <dc:date>2008-01-31T14:50:46</dc:date>
    <meta:editing-cycles>5</meta:editing-cycles>
    <meta:editing-duration>PT33M46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